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LORED" style:family="text">
      <style:text-properties fo:background-color="#3deb3d" fo:font-weight="bold" style:font-weight-asian="bold" style:font-weight-complex="bol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L3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Table_20_Contents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ullet_20_Symbols" style:num-prefix="b_" style:num-suffix="_a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_" style:num-suffix="_a" style:num-format="1" text:start-value="2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_" style:num-suffix="_a" style:num-format="1" text:start-value="2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_" style:num-suffix="_a" style:num-format="1" text:start-value="20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_" style:num-suffix="_a" style:num-format="1" text:start-value="20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_" style:num-suffix="_a" style:num-format="1" text:start-value="20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_" style:num-suffix="_a" style:num-format="1" text:start-value="20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_" style:num-suffix="_a" style:num-format="1" text:start-value="20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_" style:num-suffix="_a" style:num-format="1" text:start-value="20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_" style:num-suffix="_a" style:num-format="1" text:start-value="2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bullet text:level="1" text:style-name="Bullet_20_Symbols" text:bullet-char="©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ώ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©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©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©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©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©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©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©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 <text:span text:style-name="COLORED"> 2</text:span> 3<text:s text:c="3"/> 4 </text:p>
      <text:p text:style-name="Standard"> 1 <text:span text:style-name="COLORED"> 2</text:span> 3<text:s text:c="3"/> 4 </text:p>
      <text:p text:style-name="Standard"> <text:s text:c="3"/> <text:tab/>Three count space element with surrounding space"<text:span text:style-name="COLORED"> </text:span><text:s text:c="3"/> "! (expected 4 due to spec, but why should an app only gather not all spaces?Because the app can!</text:p>
      <text:p text:style-name="Standard"> <text:s text:c="3"/> <text:tab/>ThreeSpaces and Tab preceding and following1<text:s text:c="3"/> <text:tab/></text:p>
      <text:p text:style-name="Standard"> <text:s text:c="3"/><text:tab/> ThreeSpaces and Tab preceding and following2<text:s text:c="3"/><text:tab/>      </text:p>
      <text:p text:style-name="Standard"> <text:s text:c="3"/><text:tab/>ThreeSpaces and Tab preceding and following3<text:s text:c="3"/><text:tab/>      </text:p>
      <text:p text:style-name="Standard"> <text:s text:c="3"/> <text:tab/>ThreeSpaces and Tab preceding and following4<text:s text:c="3"/><text:tab/>	</text:p>
      <text:p text:style-name="Standard"> <text:tab/>   <text:s text:c="3"/>Tab and ThreeSpaces preceding and following<text:tab/> 		<text:s text:c="3"/></text:p>
      <text:p text:style-name="Standard"> <text:tab/>   	
			Tab preceding and following:<text:tab/> </text:p>
      <text:p text:style-name="Standard"> <text:s text:c="3"/>    	
			ThreeSpaces preceding and following:<text:s text:c="3"/>    	
			</text:p>
      <text:p text:style-name="Standard">    	
			Nothing: 
			
			</text:p>
      <text:list xml:id="list5258827825152924607" text:style-name="L1">
        <text:list-item>
          <text:p text:style-name="P1">
										ListItem    –   			 expected:	1.
										
										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890117513524608267" text:style-name="L2">
              <text:list-item>
                <text:p text:style-name="P7"> a </text:p>
              </text:list-item>
            </text:list>
          </table:table-cell>
          <table:table-cell table:style-name="Table2.B1" office:value-type="string">
            <text:list xml:id="list32175023" text:continue-numbering="true" text:style-name="L2">
              <text:list-item>
                <text:p text:style-name="P7"/>
              </text:list-item>
            </text:list>
          </table:table-cell>
        </table:table-row>
      </table:table>
      <text:list xml:id="list32198560" text:continue-list="list5258827825152924607" text:style-name="L1">
        <text:list-item>
          <text:p text:style-name="P1"><text:span> 		
					</text:span>	<text:span>		
					</text:span> ListItem – expected: 6.<text:span text:style-name="COLORED">  			</text:span> <text:span text:style-name="COLORED"> 		
					</text:span></text:p>
          <text:p text:style-name="P1"><text:span> 		
					</text:span>	<text:span>		
					</text:span> ListItem – Expected: 6.  <text:span text:style-name="COLORED">  			</text:span> <text:span text:style-name="COLORED"> 		
					</text:span></text:p>
        </text:list-item>
      </text:list>
      <text:p text:style-name="Standard">New   
				<draw:frame draw:style-name="fr1" draw:name="Frame1" text:anchor-type="paragraph" svg:width="2cm" draw:z-index="0">
					<draw:text-box fo:min-height="0.499cm">
						<text:p text:style-name="Frame_20_contents">   FRAME  <text:tab/>
						</text:p>
					</draw:text-box>
				</draw:frame>
					World1</text:p>
      <text:p text:style-name="Standard">
				<draw:frame draw:style-name="fr1" draw:name="Frame1" text:anchor-type="paragraph" svg:width="2cm" draw:z-index="0">
					<draw:text-box fo:min-height="0.499cm">
						<text:p text:style-name="Frame_20_contents">    </text:p>
					</draw:text-box>
				</draw:frame>World3! 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2:42:11.73</meta:creation-date>
    <dc:date>2013-02-01T21:20:49.74</dc:date>
    <meta:editing-duration>PT4H30M20S</meta:editing-duration>
    <meta:editing-cycles>8</meta:editing-cycles>
    <meta:generator>OpenOffice.org/3.4.1$Win32 OpenOffice.org_project/341m1$Build-9593</meta:generator>
    <meta:document-statistic meta:table-count="3" meta:image-count="0" meta:object-count="0" meta:page-count="1" meta:paragraph-count="43" meta:word-count="142" meta:character-count="696"/>
  </office:meta>
</office:document-meta>
</file>